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2">
            <text:p>цена закуп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700" table:style-name="ce4">
            <text:p>700</text:p>
          </table:table-cell>
          <table:table-cell office:value-type="float" office:value="171.42" table:style-name="ce4">
            <text:p>171,4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office:value-type="float" office:value="107.34" table:style-name="ce4">
            <text:p>107,3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140" table:style-name="ce4">
            <text:p>140</text:p>
          </table:table-cell>
          <table:table-cell office:value-type="float" office:value="171.43" table:style-name="ce4">
            <text:p>171,4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450" table:style-name="ce4">
            <text:p>450</text:p>
          </table:table-cell>
          <table:table-cell office:value-type="float" office:value="232.55" table:style-name="ce4">
            <text:p>232,55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office:value-type="float" office:value="116.06" table:style-name="ce4">
            <text:p>116,0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71.66" table:style-name="ce4">
            <text:p>171,6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4"/>
          <table:table-cell office:value-type="float" office:value="102.23" table:style-name="ce4">
            <text:p>102,2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289.43" table:style-name="ce4">
            <text:p>289,4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30" table:style-name="ce4">
            <text:p>30</text:p>
          </table:table-cell>
          <table:table-cell office:value-type="float" office:value="256.44" table:style-name="ce4">
            <text:p>256,4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table:style-name="ce4"/>
          <table:table-cell office:value-type="float" office:value="165.81" table:style-name="ce4">
            <text:p>165,8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264.61" table:style-name="ce4">
            <text:p>264,6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office:value-type="float" office:value="157.44999999999999" table:style-name="ce4">
            <text:p>157,45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273.33999999999997" table:style-name="ce4">
            <text:p>273,3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office:value-type="float" office:value="185.21" table:style-name="ce4">
            <text:p>185,2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office:value-type="float" office:value="277.12" table:style-name="ce4">
            <text:p>277,1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office:value-type="float" office:value="164.87" table:style-name="ce4">
            <text:p>164,8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office:value-type="float" office:value="208.09" table:style-name="ce4">
            <text:p>208,09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206.11" table:style-name="ce4">
            <text:p>206,1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office:value-type="float" office:value="113.74" table:style-name="ce4">
            <text:p>113,7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235.67" table:style-name="ce4">
            <text:p>235,6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235.78" table:style-name="ce4">
            <text:p>235,7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199.71" table:style-name="ce4">
            <text:p>199,7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160" table:style-name="ce4">
            <text:p>160</text:p>
          </table:table-cell>
          <table:table-cell office:value-type="float" office:value="260.42" table:style-name="ce4">
            <text:p>260,4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248.73" table:style-name="ce4">
            <text:p>248,7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246.26" table:style-name="ce4">
            <text:p>246,2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35.76" table:style-name="ce4">
            <text:p>135,7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office:value-type="float" office:value="283.94" table:style-name="ce4">
            <text:p>283,9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office:value-type="float" office:value="577.07000000000005" table:style-name="ce4">
            <text:p>577,0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office:value-type="float" office:value="268.23" table:style-name="ce4">
            <text:p>268,2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7 <text:s/>Сардельки Нежные, ВЕС. <text:s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39.2" table:style-name="ce4">
            <text:p>239,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260.08" table:style-name="ce4">
            <text:p>260,0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287.32" table:style-name="ce4">
            <text:p>287,3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80.47000000000003" table:style-name="ce4">
            <text:p>280,4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83.89999999999998" table:style-name="ce4">
            <text:p>283,9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287.32" table:style-name="ce4">
            <text:p>287,3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table:style-name="ce4"/>
          <table:table-cell office:value-type="float" office:value="292.77" table:style-name="ce4">
            <text:p>292,7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270.8" table:style-name="ce4">
            <text:p>270,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office:value-type="float" office:value="246.93" table:style-name="ce4">
            <text:p>246,9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233.59" table:style-name="ce4">
            <text:p>233,59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table:style-name="ce4"/>
          <table:table-cell office:value-type="float" office:value="212.81" table:style-name="ce4">
            <text:p>212,8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office:value-type="float" office:value="190.33" table:style-name="ce4">
            <text:p>190,3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82.31" table:style-name="ce4">
            <text:p>182,3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750" table:style-name="ce4">
            <text:p>750</text:p>
          </table:table-cell>
          <table:table-cell office:value-type="float" office:value="208.46" table:style-name="ce4">
            <text:p>208,4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73.16000000000003" table:style-name="ce4">
            <text:p>273,1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4"/>
          <table:table-cell office:value-type="float" office:value="259.52" table:style-name="ce4">
            <text:p>259,5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office:value-type="float" office:value="331.56" table:style-name="ce4">
            <text:p>331,5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210.4" table:style-name="ce4">
            <text:p>210,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243.7" table:style-name="ce4">
            <text:p>243,7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5" table:style-name="ce4">
            <text:p>5</text:p>
          </table:table-cell>
          <table:table-cell office:value-type="float" office:value="696.95" table:style-name="ce4">
            <text:p>696,9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office:value-type="float" office:value="20" table:style-name="ce4">
            <text:p>20</text:p>
          </table:table-cell>
          <table:table-cell office:value-type="float" office:value="313.22000000000003" table:style-name="ce4">
            <text:p>313,2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212.77" table:style-name="ce4">
            <text:p>212,77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3995" table:formula="of:=SUM([.B2:.B52])" table:style-name="ce1">
            <text:p>3995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C5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09-05T07:09:33Z</dc:date>
    <meta:editing-cycles>39</meta:editing-cycles>
    <meta:editing-duration>PT45392S</meta:editing-duration>
  </office:meta>
</office:document-meta>
</file>